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color="#b2b2b2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b2b2b2" draw:fill="none" draw:fill-color="#ffffff" fo:min-height="0.131cm"/>
    </style:style>
    <style:style style:name="gr8" style:family="graphic" style:parent-style-name="standard">
      <style:graphic-properties draw:stroke="none" svg:stroke-color="#999999" draw:fill="none" draw:fill-color="#ffffff" fo:min-height="0.131cm"/>
    </style:style>
    <style:style style:name="gr9" style:family="graphic" style:parent-style-name="standard">
      <style:graphic-properties draw:stroke="none" svg:stroke-width="0.051cm" svg:stroke-color="#000000" draw:fill="none" draw:fill-color="#ffffff" fo:min-height="0.30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0cm" fo:padding-top="0.15cm" fo:padding-bottom="0.15cm" fo:padding-left="0.275cm" fo:padding-right="0.275cm"/>
    </style:style>
    <style:style style:name="gr11" style:family="graphic" style:parent-style-name="standard">
      <style:graphic-properties svg:stroke-width="0cm" svg:stroke-color="#6666ff" draw:marker-start-width="0.124cm" draw:marker-end-width="0.124cm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fo:min-height="0.801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stroke="dash" draw:stroke-dash="Ultrafine_20_Dashed" svg:stroke-color="#b2b2b2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draw:stroke="none" svg:stroke-color="#000000" draw:fill="none" draw:fill-color="#ffffff" fo:min-height="1.032cm"/>
    </style:style>
    <style:style style:name="gr17" style:family="graphic" style:parent-style-name="standard">
      <style:graphic-properties svg:stroke-width="0cm" svg:stroke-color="#000000" draw:marker-start-width="0.124cm" draw:marker-end-width="0.124cm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cm" svg:stroke-color="#000000" draw:marker-start-width="0.124cm" draw:marker-end-width="0.12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none" draw:fill="none" fo:min-height="0.391cm"/>
    </style:style>
    <style:style style:name="gr20" style:family="graphic" style:parent-style-name="standard">
      <style:graphic-properties draw:stroke="none" draw:fill="none" fo:min-height="0.381cm"/>
    </style:style>
    <style:style style:name="gr21" style:family="graphic" style:parent-style-name="standard">
      <style:graphic-properties draw:stroke="none" draw:fill="none" draw:auto-grow-height="false" fo:min-height="0.391cm"/>
    </style:style>
    <style:style style:name="gr22" style:family="graphic" style:parent-style-name="standard">
      <style:graphic-properties svg:stroke-width="0cm" svg:stroke-color="#6666ff" draw:marker-start-width="0.2cm" draw:marker-end-width="0.2cm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width="0cm" svg:stroke-color="#6666ff" draw:textarea-vertical-align="middle"/>
    </style:style>
    <style:style style:name="gr24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6666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draw:stroke="none" svg:stroke-width="0.051cm" svg:stroke-color="#000000" draw:fill="none" draw:fill-color="#ffffff" fo:min-height="0.212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000000" draw:fill="none" draw:textarea-vertical-align="middle"/>
    </style:style>
    <style:style style:name="gr30" style:family="graphic" style:parent-style-name="objectwithoutfill">
      <style:graphic-properties svg:stroke-color="#6666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808080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style:line-height-at-least="0.051cm"/>
    </style:style>
    <style:style style:name="P12" style:family="paragraph">
      <style:paragraph-properties style:line-height-at-least="0.051cm"/>
      <style:text-properties fo:font-size="10pt" style:font-size-asian="10pt" style:font-size-complex="10pt"/>
    </style:style>
    <style:style style:name="P13" style:family="paragraph">
      <style:paragraph-properties style:line-height-at-least="0.051cm" fo:text-align="end"/>
      <style:text-properties fo:font-size="9pt" style:font-size-asian="9pt" style:font-size-complex="9pt"/>
    </style:style>
    <style:style style:name="P14" style:family="paragraph">
      <style:paragraph-properties style:line-height-at-least="0.051cm" fo:text-align="end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color="#808080" fo:font-size="10pt" style:font-size-asian="10pt" style:font-size-complex="10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41cm" svg:height="4.448cm" svg:x="10.855cm" svg:y="3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7cm" svg:height="9.499cm" svg:x="20.448cm" svg:y="2.3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81cm" svg:height="2.921cm" svg:x="17.09cm" svg:y="2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layout" svg:width="0.381cm" svg:height="0.381cm" svg:x="17.286cm" svg:y="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1" draw:id="id61" draw:layer="layout" svg:width="0.381cm" svg:height="0.381cm" svg:x="17.287cm" svg:y="4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2" draw:id="id52" draw:layer="layout" svg:width="0.381cm" svg:height="0.381cm" svg:x="18.588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4" draw:id="id54" draw:layer="layout" svg:width="0.381cm" svg:height="0.381cm" svg:x="18.589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274cm" svg:height="0.725cm" svg:x="17.017cm" svg:y="2.494cm">
          <draw:text-box>
            <text:p text:style-name="P1"><text:span text:style-name="T1">Solenoid</text:span></text:p>
          </draw:text-box>
        </draw:frame>
        <draw:line draw:style-name="gr5" draw:text-style-name="P1" draw:layer="layout" svg:x1="17.271cm" svg:y1="3.183cm" svg:x2="18.922cm" svg:y2="3.183cm">
          <text:p/>
        </draw:line>
        <draw:line draw:style-name="gr5" draw:text-style-name="P1" draw:layer="layout" svg:x1="17.906cm" svg:y1="3.183cm" svg:x2="17.906cm" svg:y2="5.215cm">
          <text:p/>
        </draw:line>
        <draw:line draw:style-name="gr5" draw:text-style-name="P1" draw:layer="layout" svg:x1="18.106cm" svg:y1="3.183cm" svg:x2="18.106cm" svg:y2="5.215cm">
          <text:p/>
        </draw:line>
        <draw:line draw:style-name="gr5" draw:text-style-name="P1" draw:layer="layout" svg:x1="18.306cm" svg:y1="3.183cm" svg:x2="18.306cm" svg:y2="5.215cm">
          <text:p/>
        </draw:line>
        <draw:g>
          <draw:connector draw:style-name="gr5" draw:text-style-name="P1" draw:layer="layout" draw:type="curve" svg:x1="17.649cm" svg:y1="5.105cm" svg:x2="18.536cm" svg:y2="4.705cm" svg:d="m17649 5105c666 0 223-400 887-400" svg:viewBox="0 0 888 401">
            <text:p/>
          </draw:connector>
          <draw:connector draw:style-name="gr5" draw:text-style-name="P1" draw:layer="layout" draw:type="curve" svg:x1="17.65cm" svg:y1="4.805cm" svg:x2="18.537cm" svg:y2="4.405cm" svg:d="m17650 4805c666 0 223-400 887-400" svg:viewBox="0 0 888 401">
            <text:p/>
          </draw:connector>
          <draw:connector draw:style-name="gr5" draw:text-style-name="P1" draw:layer="layout" draw:type="curve" svg:x1="17.651cm" svg:y1="4.505cm" svg:x2="18.538cm" svg:y2="4.105cm" svg:d="m17651 4505c666 0 223-400 887-400" svg:viewBox="0 0 888 401">
            <text:p/>
          </draw:connector>
          <draw:connector draw:style-name="gr5" draw:text-style-name="P1" draw:layer="layout" draw:type="curve" svg:x1="17.651cm" svg:y1="4.205cm" svg:x2="18.536cm" svg:y2="5.076cm" svg:d="m17651 4205c664 0 222 871 885 871" svg:viewBox="0 0 886 872">
            <text:p/>
          </draw:connector>
        </draw:g>
        <draw:custom-shape draw:style-name="gr3" draw:text-style-name="P1" xml:id="id49" draw:id="id49" draw:layer="layout" svg:width="0.381cm" svg:height="0.381cm" svg:x="3.883cm" svg:y="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07cm" svg:y1="4.61cm" svg:x2="4.578cm" svg:y2="3.34cm">
          <text:p/>
        </draw:line>
        <draw:custom-shape draw:style-name="gr3" draw:text-style-name="P1" xml:id="id64" draw:id="id64" draw:layer="layout" svg:width="0.381cm" svg:height="0.381cm" svg:x="3.884cm" svg:y="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302cm" svg:height="0.725cm" svg:x="6.129cm" svg:y="2.864cm">
          <draw:text-box>
            <text:p text:style-name="P1"><text:span text:style-name="T1">Battery</text:span></text:p>
          </draw:text-box>
        </draw:frame>
        <draw:line draw:style-name="gr6" draw:text-style-name="P1" xml:id="id50" draw:id="id50" draw:layer="layout" svg:x1="7.245cm" svg:y1="1.624cm" svg:x2="7.245cm" svg:y2="2.513cm">
          <text:p/>
        </draw:line>
        <draw:line draw:style-name="gr6" draw:text-style-name="P1" draw:layer="layout" svg:x1="7.599cm" svg:y1="1.189cm" svg:x2="7.599cm" svg:y2="2.967cm">
          <text:p/>
        </draw:line>
        <draw:line draw:style-name="gr6" draw:text-style-name="P1" draw:layer="layout" svg:x1="7.945cm" svg:y1="1.626cm" svg:x2="7.945cm" svg:y2="2.515cm">
          <text:p/>
        </draw:line>
        <draw:line draw:style-name="gr6" draw:text-style-name="P1" xml:id="id48" draw:id="id48" draw:layer="layout" svg:x1="8.299cm" svg:y1="1.189cm" svg:x2="8.299cm" svg:y2="2.967cm">
          <text:p/>
        </draw:line>
        <draw:frame draw:style-name="gr4" draw:text-style-name="P2" draw:layer="layout" svg:width="3.302cm" svg:height="0.725cm" svg:x="6.029cm" svg:y="0.965cm">
          <draw:text-box>
            <text:p text:style-name="P1"><text:span text:style-name="T1">+12V <text:s text:c="11"/>-</text:span></text:p>
          </draw:text-box>
        </draw:frame>
        <draw:frame draw:style-name="gr4" draw:text-style-name="P4" draw:layer="layout" svg:width="1.988cm" svg:height="1.199cm" svg:x="1.943cm" svg:y="3.465cm">
          <draw:text-box>
            <text:p text:style-name="P3"><text:span text:style-name="T1">Master</text:span></text:p>
            <text:p text:style-name="P3"><text:span text:style-name="T1">Switch</text:span></text:p>
          </draw:text-box>
        </draw:frame>
        <draw:frame draw:style-name="gr4" draw:text-style-name="P4" draw:layer="layout" svg:width="2.423cm" svg:height="1.588cm" svg:x="1.508cm" svg:y="5.566cm">
          <draw:text-box>
            <text:p text:style-name="P3"><text:span text:style-name="T1">Master</text:span></text:p>
            <text:p text:style-name="P3"><text:span text:style-name="T1">Fuse</text:span></text:p>
            <text:p text:style-name="P3"><text:span text:style-name="T2">(30 AMP)</text:span></text:p>
          </draw:text-box>
        </draw:frame>
        <draw:g xml:id="id63" draw:id="id63">
          <draw:path draw:style-name="gr6" draw:text-style-name="P1" draw:layer="layout" svg:width="0.229cm" svg:height="0.931cm" svg:x="3.925cm" svg:y="6.004cm" svg:viewBox="0 0 230 932" svg:d="m64 932c529-381-418-564 93-932">
            <text:p/>
          </draw:path>
          <draw:custom-shape draw:style-name="gr3" draw:text-style-name="P1" draw:layer="layout" svg:width="0.381cm" svg:height="0.381cm" svg:x="3.884cm" svg:y="5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svg:x="3.885cm" svg:y="6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3.81cm" svg:height="8.81cm" svg:x="4.827cm" svg:y="4.147cm">
          <text:p/>
          <draw:enhanced-geometry svg:viewBox="0 0 21600 21600" draw:type="rectangle" draw:enhanced-path="M 0 0 L 21600 0 21600 21600 0 21600 0 0 Z N"/>
        </draw:custom-shape>
        <draw:g xml:id="id30" draw:id="id30">
          <draw:path draw:style-name="gr6" draw:text-style-name="P1" draw:layer="layout" svg:width="0.93cm" svg:height="0.223cm" svg:x="6.251cm" svg:y="5.881cm" svg:viewBox="0 0 931 224" svg:d="m0 54c374 534 570-410 931 106">
            <text:p/>
          </draw:path>
          <draw:custom-shape draw:style-name="gr3" draw:text-style-name="P1" draw:layer="layout" svg:width="0.381cm" svg:height="0.381cm" draw:transform="rotate (-1.58423536203525) translate (7.562cm 5.8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6.36cm 5.8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3" draw:id="id13">
          <draw:path draw:style-name="gr6" draw:text-style-name="P1" draw:layer="layout" svg:width="0.93cm" svg:height="0.223cm" svg:x="6.251cm" svg:y="10.682cm" svg:viewBox="0 0 931 224" svg:d="m0 54c374 534 570-410 931 106">
            <text:p/>
          </draw:path>
          <draw:custom-shape draw:style-name="gr3" draw:text-style-name="P1" draw:layer="layout" svg:width="0.381cm" svg:height="0.381cm" draw:transform="rotate (-1.58423536203525) translate (7.562cm 10.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6.36cm 10.6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path draw:style-name="gr6" draw:text-style-name="P1" draw:layer="layout" svg:width="0.93cm" svg:height="0.223cm" svg:x="6.251cm" svg:y="12.283cm" svg:viewBox="0 0 931 224" svg:d="m0 54c374 534 570-410 931 106">
            <text:p/>
          </draw:path>
          <draw:custom-shape draw:style-name="gr3" draw:text-style-name="P1" draw:layer="layout" svg:width="0.381cm" svg:height="0.381cm" draw:transform="rotate (-1.58423536203525) translate (7.562cm 12.2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6.36cm 12.2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5" draw:layer="layout" svg:width="2.378cm" svg:height="1.199cm" svg:x="5.605cm" svg:y="4.625cm">
          <draw:text-box>
            <text:p text:style-name="P1"><text:span text:style-name="T3">Starter </text:span><text:span text:style-name="T4">(20 AMP</text:span><text:span text:style-name="T3">)</text:span></text:p>
          </draw:text-box>
        </draw:frame>
        <draw:frame draw:style-name="gr7" draw:text-style-name="P5" draw:layer="layout" svg:width="2.378cm" svg:height="1.199cm" svg:x="5.605cm" svg:y="9.526cm">
          <draw:text-box>
            <text:p text:style-name="P1"><text:span text:style-name="T3">Alternator </text:span><text:span text:style-name="T4">(20 AMP</text:span><text:span text:style-name="T3">)</text:span></text:p>
          </draw:text-box>
        </draw:frame>
        <draw:frame draw:style-name="gr8" draw:text-style-name="P5" draw:layer="layout" svg:width="2.378cm" svg:height="1.199cm" svg:x="5.605cm" svg:y="7.927cm">
          <draw:text-box>
            <text:p text:style-name="P1"><text:span text:style-name="T3">Fuel</text:span></text:p>
            <text:p text:style-name="P1"><text:span text:style-name="T4">(10 AMP</text:span><text:span text:style-name="T3">)</text:span></text:p>
          </draw:text-box>
        </draw:frame>
        <draw:frame draw:style-name="gr4" draw:text-style-name="P2" draw:layer="layout" svg:width="3.175cm" svg:height="0.725cm" svg:x="5.208cm" svg:y="4.094cm">
          <draw:text-box>
            <text:p text:style-name="P1"><text:span text:style-name="T1">Fuse Panel</text:span></text:p>
          </draw:text-box>
        </draw:frame>
        <draw:g xml:id="id47" draw:id="id47">
          <draw:custom-shape draw:style-name="gr2" draw:text-style-name="P1" draw:layer="layout" svg:width="2.013cm" svg:height="1.149cm" svg:x="10.527cm" svg:y="11.8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488cm" svg:height="1.199cm" svg:x="10.808cm" svg:y="11.851cm">
            <draw:text-box>
              <text:p text:style-name="P1"><text:span text:style-name="T1">BEC</text:span></text:p>
            </draw:text-box>
          </draw:frame>
        </draw:g>
        <draw:frame draw:style-name="gr9" draw:text-style-name="P6" xml:id="id41" draw:id="id41" draw:layer="layout" svg:width="1.257cm" svg:height="0.69cm" svg:x="10.842cm" svg:y="12.349cm">
          <draw:text-box>
            <text:p><text:span text:style-name="T2">+5V</text:span></text:p>
          </draw:text-box>
        </draw:frame>
        <draw:g xml:id="id25" draw:id="id25">
          <draw:custom-shape draw:style-name="gr2" draw:text-style-name="P1" draw:layer="layout" svg:width="2.474cm" svg:height="1.149cm" svg:x="8.337cm" svg:y="19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2.274cm" svg:height="0.725cm" svg:x="8.409cm" svg:y="19.296cm">
            <draw:text-box>
              <text:p text:style-name="P1"><text:span text:style-name="T1">Receiver</text:span></text:p>
            </draw:text-box>
          </draw:frame>
        </draw:g>
        <draw:frame draw:style-name="gr10" draw:text-style-name="P6" draw:layer="layout" svg:width="1.513cm" svg:height="0.69cm" svg:x="9.444cm" svg:y="18.461cm">
          <draw:text-box>
            <text:p><text:span text:style-name="T2">PMM</text:span></text:p>
          </draw:text-box>
        </draw:frame>
        <draw:g xml:id="id1" draw:id="id1">
          <draw:custom-shape draw:style-name="gr2" draw:text-style-name="P1" draw:layer="layout" svg:width="1.631cm" svg:height="1.212cm" svg:x="11.238cm" svg:y="19.0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11.21cm" svg:y="19.097cm">
            <draw:text-box>
              <text:p text:style-name="P1"><text:span text:style-name="T1">Servo</text:span></text:p>
              <text:p text:style-name="P1"><text:span text:style-name="T1">R1P</text:span></text:p>
            </draw:text-box>
          </draw:frame>
        </draw:g>
        <draw:g xml:id="id3" draw:id="id3">
          <draw:custom-shape draw:style-name="gr2" draw:text-style-name="P1" draw:layer="layout" svg:width="1.631cm" svg:height="1.212cm" svg:x="13.139cm" svg:y="19.0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13.111cm" svg:y="19.097cm">
            <draw:text-box>
              <text:p text:style-name="P1"><text:span text:style-name="T1">Servo</text:span></text:p>
              <text:p text:style-name="P1"><text:span text:style-name="T1">R1Y</text:span></text:p>
            </draw:text-box>
          </draw:frame>
        </draw:g>
        <draw:g xml:id="id5" draw:id="id5">
          <draw:custom-shape draw:style-name="gr2" draw:text-style-name="P1" draw:layer="layout" svg:width="1.631cm" svg:height="1.212cm" svg:x="15.072cm" svg:y="19.05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15.044cm" svg:y="19.09cm">
            <draw:text-box>
              <text:p text:style-name="P1"><text:span text:style-name="T1">Servo</text:span></text:p>
              <text:p text:style-name="P1"><text:span text:style-name="T1">R2P</text:span></text:p>
            </draw:text-box>
          </draw:frame>
        </draw:g>
        <draw:g xml:id="id14" draw:id="id14">
          <draw:custom-shape draw:style-name="gr2" draw:text-style-name="P1" draw:layer="layout" svg:width="1.631cm" svg:height="1.212cm" svg:x="16.939cm" svg:y="19.0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16.911cm" svg:y="19.097cm">
            <draw:text-box>
              <text:p text:style-name="P1"><text:span text:style-name="T1">Servo</text:span></text:p>
              <text:p text:style-name="P1"><text:span text:style-name="T1">R2Y</text:span></text:p>
            </draw:text-box>
          </draw:frame>
        </draw:g>
        <draw:g xml:id="id23" draw:id="id23">
          <draw:custom-shape draw:style-name="gr2" draw:text-style-name="P1" draw:layer="layout" svg:width="1.631cm" svg:height="1.212cm" svg:x="18.84cm" svg:y="19.0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18.812cm" svg:y="19.097cm">
            <draw:text-box>
              <text:p text:style-name="P1"><text:span text:style-name="T1">Servo</text:span></text:p>
              <text:p text:style-name="P1"><text:span text:style-name="T1">R3P</text:span></text:p>
            </draw:text-box>
          </draw:frame>
        </draw:g>
        <draw:g xml:id="id20" draw:id="id20">
          <draw:custom-shape draw:style-name="gr2" draw:text-style-name="P1" draw:layer="layout" svg:width="1.631cm" svg:height="1.212cm" svg:x="20.741cm" svg:y="19.0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20.713cm" svg:y="19.097cm">
            <draw:text-box>
              <text:p text:style-name="P1"><text:span text:style-name="T1">Servo</text:span></text:p>
              <text:p text:style-name="P1"><text:span text:style-name="T1">R3Y</text:span></text:p>
            </draw:text-box>
          </draw:frame>
        </draw:g>
        <draw:g xml:id="id18" draw:id="id18">
          <draw:custom-shape draw:style-name="gr2" draw:text-style-name="P1" draw:layer="layout" svg:width="1.631cm" svg:height="1.212cm" svg:x="22.642cm" svg:y="19.0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22.614cm" svg:y="19.097cm">
            <draw:text-box>
              <text:p text:style-name="P1"><text:span text:style-name="T1">Servo</text:span></text:p>
              <text:p text:style-name="P1"><text:span text:style-name="T1">R4P</text:span></text:p>
            </draw:text-box>
          </draw:frame>
        </draw:g>
        <draw:g xml:id="id16" draw:id="id16">
          <draw:custom-shape draw:style-name="gr2" draw:text-style-name="P1" draw:layer="layout" svg:width="1.631cm" svg:height="1.212cm" svg:x="24.543cm" svg:y="19.0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673cm" svg:height="1.199cm" svg:x="24.515cm" svg:y="19.097cm">
            <draw:text-box>
              <text:p text:style-name="P1"><text:span text:style-name="T1">Servo</text:span></text:p>
              <text:p text:style-name="P1"><text:span text:style-name="T1">R4Y</text:span></text:p>
            </draw:text-box>
          </draw:frame>
        </draw:g>
        <draw:g xml:id="id27" draw:id="id27">
          <draw:custom-shape draw:style-name="gr2" draw:text-style-name="P1" draw:layer="layout" svg:width="1.94cm" svg:height="1.212cm" svg:x="21.354cm" svg:y="13.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068cm" svg:height="1.199cm" svg:x="21.34cm" svg:y="13.911cm">
            <draw:text-box>
              <text:p text:style-name="P1"><text:span text:style-name="T1">Servo</text:span></text:p>
              <text:p text:style-name="P1"><text:span text:style-name="T1">Throttle</text:span></text:p>
            </draw:text-box>
          </draw:frame>
        </draw:g>
        <draw:connector draw:style-name="gr11" draw:text-style-name="P1" draw:layer="layout" draw:line-skew="-0.036cm" svg:x1="12.046cm" svg:y1="19.066cm" svg:x2="15.988cm" svg:y2="17.219cm" draw:start-shape="id1" draw:start-glue-point="0" draw:end-shape="id2" draw:end-glue-point="2" svg:d="m12046 19066v-960h3942v-887" svg:viewBox="0 0 3943 1848">
          <text:p/>
        </draw:connector>
        <draw:connector draw:style-name="gr11" draw:text-style-name="P1" draw:layer="layout" draw:line-skew="0.225cm" svg:x1="13.947cm" svg:y1="19.066cm" svg:x2="16.392cm" svg:y2="17.21cm" draw:start-shape="id3" draw:start-glue-point="0" draw:end-shape="id4" draw:end-glue-point="2" svg:d="m13947 19066v-703h2445v-1153" svg:viewBox="0 0 2446 1857">
          <text:p/>
        </draw:connector>
        <draw:connector draw:style-name="gr11" draw:text-style-name="P1" draw:layer="layout" draw:line-skew="0.514cm" svg:x1="15.88cm" svg:y1="19.059cm" svg:x2="16.793cm" svg:y2="17.211cm" draw:start-shape="id5" draw:start-glue-point="0" draw:end-shape="id6" draw:end-glue-point="2" svg:d="m15880 19059v-410h913v-1438" svg:viewBox="0 0 914 1849">
          <text:p/>
        </draw:connector>
        <draw:custom-shape draw:style-name="gr2" draw:text-style-name="P1" draw:layer="layout" svg:width="6.343cm" svg:height="3.237cm" svg:x="13.963cm" svg:y="1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.175cm" svg:height="0.725cm" svg:x="15.508cm" svg:y="14.894cm">
          <draw:text-box>
            <text:p text:style-name="P1"><text:span text:style-name="T1">Pixhawk</text:span></text:p>
          </draw:text-box>
        </draw:frame>
        <draw:g xml:id="id36" draw:id="id36">
          <draw:custom-shape draw:style-name="gr2" draw:text-style-name="P1" draw:layer="layout" svg:width="2.326cm" svg:height="1.149cm" svg:x="10.654cm" svg:y="16.49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467cm" svg:height="0.725cm" svg:x="11.088cm" svg:y="16.726cm">
            <draw:text-box>
              <text:p text:style-name="P1"><text:span text:style-name="T1">GPS</text:span></text:p>
            </draw:text-box>
          </draw:frame>
        </draw:g>
        <draw:g xml:id="id53" draw:id="id53">
          <draw:custom-shape draw:style-name="gr3" draw:text-style-name="P1" draw:layer="layout" svg:width="0.381cm" svg:height="0.381cm" draw:transform="rotate (-1.58423536203525) translate (22.857cm 3.5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21.655cm 3.4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56cm" svg:height="0.985cm" draw:transform="rotate (-1.58423536203525) translate (22.559cm 3.1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7" draw:layer="layout" svg:width="1.201cm" svg:height="1.051cm" svg:x="21.555cm" svg:y="3.188cm">
            <draw:text-box>
              <text:p text:style-name="P7">M</text:p>
            </draw:text-box>
          </draw:frame>
        </draw:g>
        <draw:frame draw:style-name="gr13" draw:text-style-name="P2" draw:layer="layout" svg:width="2.595cm" svg:height="0.725cm" svg:x="20.669cm" svg:y="4.145cm">
          <draw:text-box>
            <text:p text:style-name="P1"><text:span text:style-name="T1">Starter</text:span></text:p>
          </draw:text-box>
        </draw:frame>
        <draw:g xml:id="id9" draw:id="id9">
          <draw:path draw:style-name="gr6" draw:text-style-name="P1" draw:layer="layout" svg:width="0.93cm" svg:height="0.223cm" svg:x="6.251cm" svg:y="9.084cm" svg:viewBox="0 0 931 224" svg:d="m0 54c374 534 570-410 931 106">
            <text:p/>
          </draw:path>
          <draw:custom-shape draw:style-name="gr3" draw:text-style-name="P1" draw:layer="layout" svg:width="0.381cm" svg:height="0.381cm" draw:transform="rotate (-1.58423536203525) translate (7.562cm 9.0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6.36cm 9.0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5" draw:layer="layout" svg:width="2.378cm" svg:height="1.199cm" svg:x="5.605cm" svg:y="11.028cm">
          <draw:text-box>
            <text:p text:style-name="P1"><text:span text:style-name="T3">BEC</text:span></text:p>
            <text:p text:style-name="P1"><text:span text:style-name="T4">(15 AMP</text:span><text:span text:style-name="T3">)</text:span></text:p>
          </draw:text-box>
        </draw:frame>
        <draw:custom-shape draw:style-name="gr14" draw:text-style-name="P1" xml:id="id56" draw:id="id56" draw:layer="layout" svg:width="2.326cm" svg:height="1.149cm" svg:x="20.819cm" svg:y="7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58" draw:id="id58" draw:layer="layout" svg:width="2.326cm" svg:height="1.149cm" svg:x="20.817cm" svg:y="10.225cm">
          <text:p/>
          <draw:enhanced-geometry svg:viewBox="0 0 21600 21600" draw:type="rectangle" draw:enhanced-path="M 0 0 L 21600 0 21600 21600 0 21600 0 0 Z N"/>
        </draw:custom-shape>
        <draw:g xml:id="id11" draw:id="id11">
          <draw:custom-shape draw:style-name="gr2" draw:text-style-name="P1" draw:layer="layout" svg:width="2.326cm" svg:height="1.149cm" svg:x="9.017cm" svg:y="10.2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96cm" svg:height="1.199cm" svg:x="9.172cm" svg:y="10.256cm">
            <draw:text-box>
              <text:p text:style-name="P1"><text:span text:style-name="T1">Power Module</text:span></text:p>
            </draw:text-box>
          </draw:frame>
        </draw:g>
        <draw:custom-shape draw:style-name="gr14" draw:text-style-name="P1" xml:id="id57" draw:id="id57" draw:layer="layout" svg:width="2.383cm" svg:height="1.149cm" svg:x="20.829cm" svg:y="8.737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924cm" svg:height="1.199cm" svg:x="21.002cm" svg:y="7.125cm">
          <draw:text-box>
            <text:p text:style-name="P1"><text:span text:style-name="T1">Ignition</text:span></text:p>
            <text:p text:style-name="P1"><text:span text:style-name="T1">Coil</text:span></text:p>
          </draw:text-box>
        </draw:frame>
        <draw:frame draw:style-name="gr13" draw:text-style-name="P2" draw:layer="layout" svg:width="2.595cm" svg:height="0.725cm" svg:x="20.67cm" svg:y="2.346cm">
          <draw:text-box>
            <text:p text:style-name="P1"><text:span text:style-name="T1">ENGINE</text:span></text:p>
          </draw:text-box>
        </draw:frame>
        <draw:frame draw:style-name="gr9" draw:text-style-name="P6" xml:id="id46" draw:id="id46" draw:layer="layout" svg:width="1.855cm" svg:height="0.69cm" svg:x="13.845cm" svg:y="15.193cm">
          <draw:text-box>
            <text:p text:style-name="P3"><text:span text:style-name="T2">Telem 2</text:span></text:p>
          </draw:text-box>
        </draw:frame>
        <draw:frame draw:style-name="gr9" draw:text-style-name="P6" xml:id="id37" draw:id="id37" draw:layer="layout" svg:width="1.513cm" svg:height="0.69cm" svg:x="13.954cm" svg:y="16.57cm">
          <draw:text-box>
            <text:p><text:span text:style-name="T2">GPS</text:span></text:p>
          </draw:text-box>
        </draw:frame>
        <draw:frame draw:style-name="gr9" draw:text-style-name="P6" xml:id="id35" draw:id="id35" draw:layer="layout" svg:width="1.543cm" svg:height="0.69cm" svg:x="13.946cm" svg:y="14.093cm">
          <draw:text-box>
            <text:p text:style-name="P8"><text:span text:style-name="T2">Power</text:span></text:p>
          </draw:text-box>
        </draw:frame>
        <draw:frame draw:style-name="gr8" draw:text-style-name="P5" draw:layer="layout" svg:width="3.175cm" svg:height="0.725cm" svg:x="15.509cm" svg:y="15.495cm">
          <draw:text-box>
            <text:p text:style-name="P1"><text:span text:style-name="T3">Flight Control</text:span></text:p>
          </draw:text-box>
        </draw:frame>
        <draw:g xml:id="id44" draw:id="id44">
          <draw:custom-shape draw:style-name="gr2" draw:text-style-name="P1" draw:layer="layout" svg:width="2.326cm" svg:height="1.149cm" svg:x="2.32cm" svg:y="16.22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96cm" svg:height="0.725cm" svg:x="2.475cm" svg:y="16.454cm">
            <draw:text-box>
              <text:p text:style-name="P1"><text:span text:style-name="T1">WiFi</text:span></text:p>
            </draw:text-box>
          </draw:frame>
        </draw:g>
        <draw:g xml:id="id38" draw:id="id38">
          <draw:custom-shape draw:style-name="gr2" draw:text-style-name="P1" draw:layer="layout" svg:width="2.326cm" svg:height="1.149cm" svg:x="7.917cm" svg:y="16.46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996cm" svg:height="0.725cm" svg:x="8.072cm" svg:y="16.7cm">
            <draw:text-box>
              <text:p text:style-name="P1"><text:span text:style-name="T1">ADS-B</text:span></text:p>
            </draw:text-box>
          </draw:frame>
        </draw:g>
        <draw:frame draw:style-name="gr9" draw:text-style-name="P6" xml:id="id39" draw:id="id39" draw:layer="layout" svg:width="1.513cm" svg:height="0.69cm" svg:x="13.929cm" svg:y="15.961cm">
          <draw:text-box>
            <text:p><text:span text:style-name="T2">USB</text:span></text:p>
          </draw:text-box>
        </draw:frame>
        <draw:frame draw:style-name="gr4" draw:text-style-name="P9" draw:layer="layout" svg:width="5.999cm" svg:height="2.762cm" svg:x="1.31cm" svg:y="17.696cm">
          <draw:text-box>
            <text:p text:style-name="P8"><text:span text:style-name="T5">Goliath Quadcopter</text:span></text:p>
            <text:p text:style-name="P8"><text:span text:style-name="T5">Electrical Schematic</text:span></text:p>
            <text:p text:style-name="P8"><text:span text:style-name="T5">v2</text:span></text:p>
            <text:p text:style-name="P8"><text:span text:style-name="T6"><text:a xlink:href="http://mccloudaero.com/" xlink:type="simple">mccloudaero.com</text:a></text:span></text:p>
          </draw:text-box>
        </draw:frame>
        <draw:frame draw:style-name="gr4" draw:text-style-name="P2" xml:id="id10" draw:id="id10" draw:layer="layout" svg:width="2.205cm" svg:height="1.199cm" svg:x="20.864cm" svg:y="8.642cm">
          <draw:text-box>
            <text:p text:style-name="P1"><text:span text:style-name="T1">Fuel Solenoid</text:span></text:p>
          </draw:text-box>
        </draw:frame>
        <draw:frame draw:style-name="gr4" draw:text-style-name="P2" xml:id="id12" draw:id="id12" draw:layer="layout" svg:width="2.618cm" svg:height="0.725cm" svg:x="20.753cm" svg:y="10.489cm">
          <draw:text-box>
            <text:p text:style-name="P1"><text:span text:style-name="T1">Alternator</text:span></text:p>
          </draw:text-box>
        </draw:frame>
        <draw:custom-shape draw:style-name="gr14" draw:text-style-name="P1" xml:id="id29" draw:id="id29" draw:layer="layout" svg:width="2.326cm" svg:height="1.601cm" svg:x="13.819cm" svg:y="6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1.924cm" svg:height="1.282cm" svg:x="13.702cm" svg:y="6.454cm">
          <draw:text-box>
            <text:p text:style-name="P10"><text:span text:style-name="T2">Ignition</text:span></text:p>
            <text:p text:style-name="P10"><text:span text:style-name="T2">Relay</text:span></text:p>
          </draw:text-box>
        </draw:frame>
        <draw:custom-shape draw:style-name="gr14" draw:text-style-name="P1" xml:id="id33" draw:id="id33" draw:layer="layout" svg:width="2.613cm" svg:height="1.518cm" svg:x="11.613cm" svg:y="4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1.924cm" svg:height="1.199cm" svg:x="11.412cm" svg:y="4.301cm">
          <draw:text-box>
            <text:p text:style-name="P10"><text:span text:style-name="T2">Starter</text:span></text:p>
            <text:p text:style-name="P10"><text:span text:style-name="T2">Relay</text:span></text:p>
          </draw:text-box>
        </draw:frame>
        <draw:frame draw:style-name="gr4" draw:text-style-name="P2" draw:layer="layout" svg:width="3.089cm" svg:height="1.199cm" svg:x="10.856cm" svg:y="5.969cm">
          <draw:text-box>
            <text:p text:style-name="P8"><text:span text:style-name="T1">Relay</text:span></text:p>
            <text:p text:style-name="P8"><text:span text:style-name="T1">Board</text:span></text:p>
          </draw:text-box>
        </draw:frame>
        <draw:frame draw:style-name="gr7" draw:text-style-name="P5" draw:layer="layout" svg:width="2.378cm" svg:height="1.199cm" svg:x="5.605cm" svg:y="6.227cm">
          <draw:text-box>
            <text:p text:style-name="P1"><text:span text:style-name="T3">Relay</text:span></text:p>
            <text:p text:style-name="P1"><text:span text:style-name="T3"><text:s/></text:span><text:span text:style-name="T4">(10 AMP</text:span><text:span text:style-name="T3">)</text:span></text:p>
          </draw:text-box>
        </draw:frame>
        <draw:connector draw:style-name="gr17" draw:text-style-name="P1" draw:layer="layout" svg:x1="7.562cm" svg:y1="7.63cm" svg:x2="10.83cm" svg:y2="7.644cm" draw:start-shape="id7" draw:start-glue-point="1" draw:end-shape="id8" draw:end-glue-point="3" svg:d="m7562 7630h1635v14h1633" svg:viewBox="0 0 3269 15">
          <text:p/>
        </draw:connector>
        <draw:g xml:id="id7" draw:id="id7">
          <draw:path draw:style-name="gr6" draw:text-style-name="P1" draw:layer="layout" svg:width="0.93cm" svg:height="0.223cm" svg:x="6.251cm" svg:y="7.482cm" svg:viewBox="0 0 931 224" svg:d="m0 54c374 534 570-410 931 106">
            <text:p/>
          </draw:path>
          <draw:custom-shape draw:style-name="gr3" draw:text-style-name="P1" draw:layer="layout" svg:width="0.381cm" svg:height="0.381cm" draw:transform="rotate (-1.58423536203525) translate (7.562cm 7.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81cm" svg:height="0.381cm" draw:transform="rotate (-1.58423536203525) translate (6.36cm 7.4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8" draw:text-style-name="P1" draw:layer="layout" draw:type="line" svg:x1="7.562cm" svg:y1="9.232cm" svg:x2="20.864cm" svg:y2="9.241cm" draw:start-shape="id9" draw:start-glue-point="1" draw:end-shape="id10" draw:end-glue-point="3" svg:d="m7562 9232 13302 9" svg:viewBox="0 0 13303 10">
          <text:p/>
        </draw:connector>
        <draw:connector draw:style-name="gr18" draw:text-style-name="P1" draw:layer="layout" draw:type="line" svg:x1="11.343cm" svg:y1="10.84cm" svg:x2="20.753cm" svg:y2="10.851cm" draw:start-shape="id11" draw:start-glue-point="1" draw:end-shape="id12" draw:end-glue-point="3" svg:d="m11343 10840 9410 11" svg:viewBox="0 0 9411 12">
          <text:p/>
        </draw:connector>
        <draw:connector draw:style-name="gr18" draw:text-style-name="P1" draw:layer="layout" draw:type="line" svg:x1="7.562cm" svg:y1="10.83cm" svg:x2="9.017cm" svg:y2="10.84cm" draw:start-shape="id13" draw:start-glue-point="1" draw:end-shape="id11" draw:end-glue-point="3" svg:d="m7562 10830 1455 10" svg:viewBox="0 0 1456 11">
          <text:p/>
        </draw:connector>
        <draw:frame draw:style-name="gr19" draw:text-style-name="P6" xml:id="id2" draw:id="id2" draw:layer="layout" svg:width="0.697cm" svg:height="0.641cm" svg:x="15.64cm" svg:y="16.578cm">
          <draw:text-box>
            <text:p><text:span text:style-name="T2">1</text:span></text:p>
          </draw:text-box>
        </draw:frame>
        <draw:frame draw:style-name="gr20" draw:text-style-name="P12" xml:id="id24" draw:id="id24" draw:layer="layout" svg:width="1.12cm" svg:height="0.64cm" svg:x="15.04cm" svg:y="16.576cm">
          <draw:text-box>
            <text:p text:style-name="P11"><text:span text:style-name="T2">RC</text:span></text:p>
          </draw:text-box>
        </draw:frame>
        <draw:frame draw:style-name="gr21" draw:text-style-name="P6" xml:id="id4" draw:id="id4" draw:layer="layout" svg:width="0.697cm" svg:height="0.641cm" svg:x="16.044cm" svg:y="16.569cm">
          <draw:text-box>
            <text:p><text:span text:style-name="T2">2</text:span></text:p>
          </draw:text-box>
        </draw:frame>
        <draw:frame draw:style-name="gr21" draw:text-style-name="P6" xml:id="id6" draw:id="id6" draw:layer="layout" svg:width="0.697cm" svg:height="0.641cm" svg:x="16.445cm" svg:y="16.57cm">
          <draw:text-box>
            <text:p><text:span text:style-name="T2">3</text:span></text:p>
          </draw:text-box>
        </draw:frame>
        <draw:frame draw:style-name="gr21" draw:text-style-name="P6" xml:id="id15" draw:id="id15" draw:layer="layout" svg:width="0.697cm" svg:height="0.641cm" svg:x="16.946cm" svg:y="16.571cm">
          <draw:text-box>
            <text:p><text:span text:style-name="T2">4</text:span></text:p>
          </draw:text-box>
        </draw:frame>
        <draw:frame draw:style-name="gr21" draw:text-style-name="P6" xml:id="id22" draw:id="id22" draw:layer="layout" svg:width="0.697cm" svg:height="0.641cm" svg:x="17.447cm" svg:y="16.572cm">
          <draw:text-box>
            <text:p><text:span text:style-name="T2">5</text:span></text:p>
          </draw:text-box>
        </draw:frame>
        <draw:frame draw:style-name="gr21" draw:text-style-name="P6" xml:id="id21" draw:id="id21" draw:layer="layout" svg:width="0.697cm" svg:height="0.641cm" svg:x="17.948cm" svg:y="16.573cm">
          <draw:text-box>
            <text:p><text:span text:style-name="T2">6</text:span></text:p>
          </draw:text-box>
        </draw:frame>
        <draw:frame draw:style-name="gr21" draw:text-style-name="P6" xml:id="id19" draw:id="id19" draw:layer="layout" svg:width="0.697cm" svg:height="0.641cm" svg:x="18.449cm" svg:y="16.574cm">
          <draw:text-box>
            <text:p><text:span text:style-name="T2">7</text:span></text:p>
          </draw:text-box>
        </draw:frame>
        <draw:frame draw:style-name="gr21" draw:text-style-name="P6" xml:id="id17" draw:id="id17" draw:layer="layout" svg:width="0.697cm" svg:height="0.641cm" svg:x="18.95cm" svg:y="16.575cm">
          <draw:text-box>
            <text:p><text:span text:style-name="T2">8</text:span></text:p>
          </draw:text-box>
        </draw:frame>
        <draw:connector draw:style-name="gr22" draw:text-style-name="P1" draw:layer="layout" draw:line-skew="0.431cm" svg:x1="17.747cm" svg:y1="19.066cm" svg:x2="17.294cm" svg:y2="17.212cm" draw:start-shape="id14" draw:start-glue-point="0" draw:end-shape="id15" draw:end-glue-point="2" svg:d="m17747 19066v-496h-453v-1358" svg:viewBox="0 0 454 1855">
          <text:p/>
        </draw:connector>
        <draw:connector draw:style-name="gr11" draw:text-style-name="P1" draw:layer="layout" draw:line-skew="-0.543cm" svg:x1="25.351cm" svg:y1="19.066cm" svg:x2="19.298cm" svg:y2="17.216cm" draw:start-shape="id16" draw:start-glue-point="0" draw:end-shape="id17" draw:end-glue-point="2" svg:d="m25351 19066v-1468h-6053v-382" svg:viewBox="0 0 6054 1851">
          <text:p/>
        </draw:connector>
        <draw:connector draw:style-name="gr11" draw:text-style-name="P1" draw:layer="layout" draw:line-skew="-0.313cm" svg:x1="23.45cm" svg:y1="19.066cm" svg:x2="18.797cm" svg:y2="17.215cm" draw:start-shape="id18" draw:start-glue-point="0" draw:end-shape="id19" draw:end-glue-point="2" svg:d="m23450 19066v-1239h-4653v-612" svg:viewBox="0 0 4654 1852">
          <text:p/>
        </draw:connector>
        <draw:connector draw:style-name="gr11" draw:text-style-name="P1" draw:layer="layout" draw:line-skew="-0.085cm" svg:x1="21.549cm" svg:y1="19.066cm" svg:x2="18.296cm" svg:y2="17.214cm" draw:start-shape="id20" draw:start-glue-point="0" draw:end-shape="id21" draw:end-glue-point="2" svg:d="m21549 19066v-1011h-3253v-841" svg:viewBox="0 0 3254 1853">
          <text:p/>
        </draw:connector>
        <draw:connector draw:style-name="gr11" draw:text-style-name="P1" draw:layer="layout" draw:line-skew="0.174cm" svg:x1="17.795cm" svg:y1="17.213cm" svg:x2="19.648cm" svg:y2="19.066cm" draw:start-shape="id22" draw:start-glue-point="2" draw:end-shape="id23" draw:end-glue-point="0" svg:d="m17795 17213v1100h1853v753" svg:viewBox="0 0 1854 1854">
          <text:p/>
        </draw:connector>
        <draw:connector draw:style-name="gr11" draw:text-style-name="P1" draw:layer="layout" draw:line-skew="-0.292cm" svg:x1="15.6cm" svg:y1="17.216cm" svg:x2="9.574cm" svg:y2="19.065cm" draw:start-shape="id24" draw:start-glue-point="2" draw:end-shape="id25" draw:end-glue-point="0" svg:d="m15600 17216v632h-6026v1217" svg:viewBox="0 0 6027 1850">
          <text:p/>
        </draw:connector>
        <draw:frame draw:style-name="gr21" draw:text-style-name="P6" xml:id="id28" draw:id="id28" draw:layer="layout" svg:width="0.697cm" svg:height="0.641cm" svg:x="19.651cm" svg:y="16.676cm">
          <draw:text-box>
            <text:p><text:span text:style-name="T2">6</text:span></text:p>
          </draw:text-box>
        </draw:frame>
        <draw:frame draw:style-name="gr21" draw:text-style-name="P6" xml:id="id32" draw:id="id32" draw:layer="layout" svg:width="0.697cm" svg:height="0.641cm" svg:x="19.652cm" svg:y="16.177cm">
          <draw:text-box>
            <text:p><text:span text:style-name="T2">5</text:span></text:p>
          </draw:text-box>
        </draw:frame>
        <draw:frame draw:style-name="gr21" draw:text-style-name="P6" xml:id="id40" draw:id="id40" draw:layer="layout" svg:width="0.697cm" svg:height="0.641cm" svg:x="19.653cm" svg:y="15.678cm">
          <draw:text-box>
            <text:p><text:span text:style-name="T2">4</text:span></text:p>
          </draw:text-box>
        </draw:frame>
        <draw:frame draw:style-name="gr21" draw:text-style-name="P6" draw:layer="layout" svg:width="0.697cm" svg:height="0.641cm" svg:x="19.654cm" svg:y="15.179cm">
          <draw:text-box>
            <text:p><text:span text:style-name="T2">3</text:span></text:p>
          </draw:text-box>
        </draw:frame>
        <draw:frame draw:style-name="gr21" draw:text-style-name="P6" draw:layer="layout" svg:width="0.697cm" svg:height="0.641cm" svg:x="19.655cm" svg:y="14.68cm">
          <draw:text-box>
            <text:p><text:span text:style-name="T2">2</text:span></text:p>
          </draw:text-box>
        </draw:frame>
        <draw:frame draw:style-name="gr21" draw:text-style-name="P6" xml:id="id26" draw:id="id26" draw:layer="layout" svg:width="0.697cm" svg:height="0.641cm" svg:x="19.656cm" svg:y="14.181cm">
          <draw:text-box>
            <text:p><text:span text:style-name="T2">1</text:span></text:p>
          </draw:text-box>
        </draw:frame>
        <draw:connector draw:style-name="gr23" draw:text-style-name="P1" draw:layer="layout" svg:x1="20.353cm" svg:y1="14.501cm" svg:x2="21.34cm" svg:y2="14.495cm" draw:start-shape="id26" draw:start-glue-point="1" draw:end-shape="id27" draw:end-glue-point="3" svg:d="m20353 14501h494v-6h493" svg:viewBox="0 0 988 7">
          <text:p/>
        </draw:connector>
        <draw:connector draw:style-name="gr23" draw:text-style-name="P1" draw:layer="layout" draw:line-skew="4.323cm 0.494cm" svg:x1="20.348cm" svg:y1="16.996cm" svg:x2="14.982cm" svg:y2="8.022cm" draw:start-shape="id28" draw:start-glue-point="1" draw:end-shape="id29" draw:end-glue-point="2" svg:d="m20348 16996h4823v-4153h-10189v-4821" svg:viewBox="0 0 10190 8975">
          <text:p/>
        </draw:connector>
        <draw:connector draw:style-name="gr24" draw:text-style-name="P1" draw:layer="layout" svg:x1="7.562cm" svg:y1="6.029cm" svg:x2="11.55cm" svg:y2="5.566cm" draw:start-shape="id30" draw:start-glue-point="1" draw:end-shape="id31" draw:end-glue-point="3" svg:d="m7562 6029h1995v-463h1993" svg:viewBox="0 0 3989 464">
          <text:p/>
        </draw:connector>
        <draw:connector draw:style-name="gr23" draw:text-style-name="P1" draw:layer="layout" draw:line-skew="3.951cm 2.199cm" svg:x1="20.349cm" svg:y1="16.497cm" svg:x2="12.919cm" svg:y2="5.795cm" draw:start-shape="id32" draw:start-glue-point="1" draw:end-shape="id33" draw:end-glue-point="2" svg:d="m20349 16497h4451v-3311h-11881v-7391" svg:viewBox="0 0 11882 10703">
          <text:p/>
        </draw:connector>
        <draw:connector draw:style-name="gr25" draw:text-style-name="P1" draw:layer="layout" draw:type="lines" svg:x1="7.562cm" svg:y1="12.431cm" svg:x2="10.442cm" svg:y2="12.429cm" draw:start-shape="id34" draw:start-glue-point="1" svg:d="m7562 12431h502l2378-2v0" svg:viewBox="0 0 2881 3">
          <text:p/>
        </draw:connector>
        <draw:connector draw:style-name="gr26" draw:text-style-name="P1" draw:layer="layout" svg:x1="10.18cm" svg:y1="11.455cm" svg:x2="13.946cm" svg:y2="14.438cm" draw:start-shape="id11" draw:start-glue-point="2" draw:end-shape="id35" draw:end-glue-point="3" svg:d="m10180 11455v2983h3766" svg:viewBox="0 0 3767 2984">
          <text:p/>
        </draw:connector>
        <draw:connector draw:style-name="gr26" draw:text-style-name="P1" draw:layer="layout" svg:x1="12.98cm" svg:y1="17.069cm" svg:x2="13.954cm" svg:y2="16.915cm" draw:start-shape="id36" draw:start-glue-point="1" draw:end-shape="id37" draw:end-glue-point="3" svg:d="m12980 17069h488v-154h486" svg:viewBox="0 0 975 155">
          <text:p/>
        </draw:connector>
        <draw:connector draw:style-name="gr26" draw:text-style-name="P1" draw:layer="layout" draw:line-skew="0.337cm" svg:x1="9.08cm" svg:y1="16.469cm" svg:x2="13.929cm" svg:y2="16.306cm" draw:start-shape="id38" draw:start-glue-point="0" draw:end-shape="id39" draw:end-glue-point="3" svg:d="m9080 16469v-165h3007v2h1842" svg:viewBox="0 0 4850 166">
          <text:p/>
        </draw:connector>
        <draw:connector draw:style-name="gr26" draw:text-style-name="P1" draw:layer="layout" draw:line-skew="3.578cm -0.801cm" svg:x1="20.35cm" svg:y1="15.998cm" svg:x2="11.47cm" svg:y2="13.039cm" draw:start-shape="id40" draw:start-glue-point="1" draw:end-shape="id41" draw:end-glue-point="2" svg:d="m20350 15998h4078v-2440h-12958v-519" svg:viewBox="0 0 12959 2960">
          <text:p/>
        </draw:connector>
        <draw:connector draw:style-name="gr26" draw:text-style-name="P1" draw:layer="layout" svg:x1="9.39cm" svg:y1="13.838cm" svg:x2="11.47cm" svg:y2="13.039cm" draw:start-shape="id42" draw:start-glue-point="1" draw:end-shape="id41" draw:end-glue-point="2" svg:d="m9390 13838h2080v-799" svg:viewBox="0 0 2081 800">
          <text:p/>
        </draw:connector>
        <draw:connector draw:style-name="gr26" draw:text-style-name="P1" draw:layer="layout" svg:x1="4.99cm" svg:y1="15.438cm" svg:x2="3.483cm" svg:y2="16.223cm" draw:start-shape="id43" draw:start-glue-point="3" draw:end-shape="id44" draw:end-glue-point="0" svg:d="m4990 15438h-1507v785" svg:viewBox="0 0 1508 786">
          <text:p/>
        </draw:connector>
        <draw:g>
          <draw:custom-shape draw:style-name="gr2" draw:text-style-name="P1" draw:layer="layout" svg:width="4.386cm" svg:height="2.324cm" svg:x="5.037cm" svg:y="13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3.175cm" svg:height="0.725cm" svg:x="5.752cm" svg:y="13.995cm">
            <draw:text-box>
              <text:p text:style-name="P1"><text:span text:style-name="T1">Raspberry Pi</text:span></text:p>
            </draw:text-box>
          </draw:frame>
          <draw:frame draw:style-name="gr8" draw:text-style-name="P5" draw:layer="layout" svg:width="3.175cm" svg:height="0.725cm" svg:x="5.753cm" svg:y="14.496cm">
            <draw:text-box>
              <text:p text:style-name="P1"><text:span text:style-name="T3">WiFi Interface</text:span></text:p>
            </draw:text-box>
          </draw:frame>
          <draw:frame draw:style-name="gr9" draw:text-style-name="P6" xml:id="id43" draw:id="id43" draw:layer="layout" svg:width="1.513cm" svg:height="0.69cm" svg:x="4.99cm" svg:y="15.093cm">
            <draw:text-box>
              <text:p><text:span text:style-name="T2">USB</text:span></text:p>
            </draw:text-box>
          </draw:frame>
          <draw:frame draw:style-name="gr9" draw:text-style-name="P6" xml:id="id42" draw:id="id42" draw:layer="layout" svg:width="1.543cm" svg:height="0.69cm" svg:x="7.847cm" svg:y="13.493cm">
            <draw:text-box>
              <text:p text:style-name="P3"><text:span text:style-name="T2">Power</text:span></text:p>
            </draw:text-box>
          </draw:frame>
          <draw:frame draw:style-name="gr9" draw:text-style-name="P6" xml:id="id45" draw:id="id45" draw:layer="layout" svg:width="1.543cm" svg:height="0.69cm" svg:x="7.848cm" svg:y="15.193cm">
            <draw:text-box>
              <text:p text:style-name="P3"><text:span text:style-name="T2">Serial</text:span></text:p>
            </draw:text-box>
          </draw:frame>
        </draw:g>
        <draw:connector draw:style-name="gr26" draw:text-style-name="P1" draw:layer="layout" svg:x1="9.391cm" svg:y1="15.538cm" svg:x2="13.845cm" svg:y2="15.538cm" draw:start-shape="id45" draw:start-glue-point="1" draw:end-shape="id46" draw:end-glue-point="3" svg:d="m9391 15538h4454" svg:viewBox="0 0 4455 1">
          <text:p/>
        </draw:connector>
        <draw:connector draw:style-name="gr24" draw:text-style-name="P1" draw:layer="layout" draw:line-skew="11.445cm" svg:x1="12.54cm" svg:y1="12.435cm" svg:x2="8.299cm" svg:y2="2.078cm" draw:start-shape="id47" draw:start-glue-point="1" draw:end-shape="id48" draw:end-glue-point="1" svg:d="m12540 12435h11945v-10357h-16186" svg:viewBox="0 0 16187 10358">
          <text:p/>
        </draw:connector>
        <draw:connector draw:style-name="gr27" draw:text-style-name="P1" draw:layer="layout" svg:x1="4.074cm" svg:y1="3.226cm" svg:x2="7.245cm" svg:y2="2.068cm" draw:start-shape="id49" draw:start-glue-point="4" draw:end-shape="id50" draw:end-glue-point="1" svg:d="m4074 3226v-1158h3171" svg:viewBox="0 0 3172 1159">
          <text:p/>
        </draw:connector>
        <draw:connector draw:style-name="gr27" draw:text-style-name="P1" draw:layer="layout" draw:line-skew="-5.692cm" svg:x1="17.286cm" svg:y1="3.719cm" svg:x2="7.245cm" svg:y2="2.068cm" draw:start-shape="id51" draw:start-glue-point="6" draw:end-shape="id50" draw:end-glue-point="1" svg:d="m17286 3719h-10700v-1651h659" svg:viewBox="0 0 10701 1652">
          <text:p/>
        </draw:connector>
        <draw:connector draw:style-name="gr27" draw:text-style-name="P1" draw:layer="layout" draw:line-skew="5.015cm" svg:x1="18.969cm" svg:y1="5.021cm" svg:x2="8.299cm" svg:y2="2.078cm" draw:start-shape="id52" draw:start-glue-point="10" draw:end-shape="id48" draw:end-glue-point="1" svg:d="m18969 5021h5516v-2943h-16186" svg:viewBox="0 0 16187 2944">
          <text:p/>
        </draw:connector>
        <draw:connector draw:style-name="gr27" draw:text-style-name="P1" draw:layer="layout" draw:line-skew="1.121cm" svg:x1="22.857cm" svg:y1="3.711cm" svg:x2="8.299cm" svg:y2="2.078cm" draw:start-shape="id53" draw:start-glue-point="1" draw:end-shape="id48" draw:end-glue-point="1" svg:d="m22857 3711h1623v-1633h-16181" svg:viewBox="0 0 16182 1634">
          <text:p/>
        </draw:connector>
        <draw:connector draw:style-name="gr27" draw:text-style-name="P1" draw:layer="layout" svg:x1="18.97cm" svg:y1="3.722cm" svg:x2="21.269cm" svg:y2="3.711cm" draw:start-shape="id54" draw:start-glue-point="10" draw:end-shape="id53" draw:end-glue-point="3" svg:d="m18970 3722h1149v-11h1150" svg:viewBox="0 0 2300 12">
          <text:p/>
        </draw:connector>
        <draw:connector draw:style-name="gr27" draw:text-style-name="P1" draw:layer="layout" svg:x1="16.4cm" svg:y1="5.772cm" svg:x2="18.969cm" svg:y2="5.021cm" draw:start-shape="id55" draw:start-glue-point="1" draw:end-shape="id52" draw:end-glue-point="10" svg:d="m16400 5772h3070v-751h-501" svg:viewBox="0 0 3071 752">
          <text:p/>
        </draw:connector>
        <draw:connector draw:style-name="gr27" draw:text-style-name="P1" draw:layer="layout" draw:line-skew="0.839cm" svg:x1="23.145cm" svg:y1="7.675cm" svg:x2="8.299cm" svg:y2="2.078cm" draw:start-shape="id56" draw:start-glue-point="1" draw:end-shape="id48" draw:end-glue-point="1" svg:d="m23145 7675h1340v-5597h-16186" svg:viewBox="0 0 16187 5598">
          <text:p/>
        </draw:connector>
        <draw:connector draw:style-name="gr27" draw:text-style-name="P1" draw:layer="layout" draw:line-skew="0.773cm" svg:x1="23.212cm" svg:y1="9.311cm" svg:x2="8.299cm" svg:y2="2.078cm" draw:start-shape="id57" draw:start-glue-point="1" draw:end-shape="id48" draw:end-glue-point="1" svg:d="m23212 9311h1273v-7233h-16186" svg:viewBox="0 0 16187 7234">
          <text:p/>
        </draw:connector>
        <draw:connector draw:style-name="gr27" draw:text-style-name="P1" draw:layer="layout" draw:line-skew="0.841cm" svg:x1="23.143cm" svg:y1="10.799cm" svg:x2="8.299cm" svg:y2="2.078cm" draw:start-shape="id58" draw:start-glue-point="1" draw:end-shape="id48" draw:end-glue-point="1" svg:d="m23143 10799h1342v-8721h-16186" svg:viewBox="0 0 16187 8722">
          <text:p/>
        </draw:connector>
        <draw:frame draw:style-name="gr20" draw:text-style-name="P13" xml:id="id59" draw:id="id59" draw:layer="layout" svg:width="1.249cm" svg:height="0.631cm" svg:x="13.74cm" svg:y="7.376cm">
          <draw:text-box>
            <text:p text:style-name="P13"><text:span text:style-name="T7">Com</text:span></text:p>
          </draw:text-box>
        </draw:frame>
        <draw:connector draw:style-name="gr27" draw:text-style-name="P1" draw:layer="layout" draw:line-skew="0cm -0.145cm 0.467cm" svg:x1="13.74cm" svg:y1="7.691cm" svg:x2="18.969cm" svg:y2="5.021cm" draw:start-shape="id59" draw:start-glue-point="3" draw:end-shape="id52" draw:end-glue-point="10" svg:d="m13740 7691h-500v-1542h6697v-1128h-968" svg:viewBox="0 0 6698 2671">
          <text:p/>
        </draw:connector>
        <draw:frame draw:style-name="gr20" draw:text-style-name="P13" xml:id="id60" draw:id="id60" draw:layer="layout" svg:width="1.249cm" svg:height="0.631cm" svg:x="14.933cm" svg:y="7.344cm">
          <draw:text-box>
            <text:p text:style-name="P13"><text:span text:style-name="T7">NC</text:span></text:p>
          </draw:text-box>
        </draw:frame>
        <draw:connector draw:style-name="gr27" draw:text-style-name="P1" draw:layer="layout" svg:x1="16.182cm" svg:y1="7.659cm" svg:x2="20.819cm" svg:y2="7.675cm" draw:start-shape="id60" draw:start-glue-point="1" draw:end-shape="id56" draw:end-glue-point="3" svg:d="m16182 7659h2318v16h2319" svg:viewBox="0 0 4638 17">
          <text:p/>
        </draw:connector>
        <draw:frame draw:style-name="gr20" draw:text-style-name="P13" draw:layer="layout" svg:width="1.249cm" svg:height="0.631cm" svg:x="14.934cm" svg:y="6.845cm">
          <draw:text-box>
            <text:p text:style-name="P13"><text:span text:style-name="T7">NO</text:span></text:p>
          </draw:text-box>
        </draw:frame>
        <draw:frame draw:style-name="gr20" draw:text-style-name="P13" xml:id="id31" draw:id="id31" draw:layer="layout" svg:width="1.249cm" svg:height="0.631cm" svg:x="11.55cm" svg:y="5.251cm">
          <draw:text-box>
            <text:p text:style-name="P13"><text:span text:style-name="T7">Com</text:span></text:p>
          </draw:text-box>
        </draw:frame>
        <draw:frame draw:style-name="gr20" draw:text-style-name="P13" draw:layer="layout" svg:width="1.249cm" svg:height="0.631cm" svg:x="12.943cm" svg:y="5.219cm">
          <draw:text-box>
            <text:p text:style-name="P13"><text:span text:style-name="T7">NC</text:span></text:p>
          </draw:text-box>
        </draw:frame>
        <draw:frame draw:style-name="gr20" draw:text-style-name="P13" xml:id="id62" draw:id="id62" draw:layer="layout" svg:width="1.249cm" svg:height="0.631cm" svg:x="12.944cm" svg:y="4.72cm">
          <draw:text-box>
            <text:p text:style-name="P13"><text:span text:style-name="T7">NO</text:span></text:p>
          </draw:text-box>
        </draw:frame>
        <draw:connector draw:style-name="gr27" draw:text-style-name="P1" draw:layer="layout" svg:x1="17.287cm" svg:y1="5.02cm" svg:x2="14.193cm" svg:y2="5.035cm" draw:start-shape="id61" draw:start-glue-point="6" draw:end-shape="id62" draw:end-glue-point="1" svg:d="m17287 5020h-1548v15h-1546" svg:viewBox="0 0 3095 16">
          <text:p/>
        </draw:connector>
        <draw:frame draw:style-name="gr20" draw:text-style-name="P14" xml:id="id55" draw:id="id55" draw:layer="layout" svg:width="1.249cm" svg:height="0.64cm" svg:x="15.151cm" svg:y="5.452cm">
          <draw:text-box>
            <text:p text:style-name="P14"><text:span text:style-name="T2">Gnd</text:span></text:p>
          </draw:text-box>
        </draw:frame>
        <draw:frame draw:style-name="gr28" draw:text-style-name="P10" xml:id="id8" draw:id="id8" draw:layer="layout" svg:width="1.543cm" svg:height="0.69cm" svg:x="10.83cm" svg:y="7.299cm">
          <draw:text-box>
            <text:p text:style-name="P8"><text:span text:style-name="T2">Power</text:span></text:p>
          </draw:text-box>
        </draw:frame>
        <draw:connector draw:style-name="gr27" draw:text-style-name="P1" draw:layer="layout" draw:line-skew="0.786cm 0.172cm" svg:x1="4.075cm" svg:y1="7.208cm" svg:x2="5.974cm" svg:y2="6.029cm" draw:start-shape="id63" draw:start-glue-point="2" draw:end-shape="id30" draw:end-glue-point="3" svg:d="m4075 7208v1287h1217v-2466h682" svg:viewBox="0 0 1900 2467">
          <text:p/>
        </draw:connector>
        <draw:connector draw:style-name="gr27" draw:text-style-name="P1" draw:layer="layout" draw:line-skew="-0.18cm" svg:x1="5.974cm" svg:y1="6.029cm" svg:x2="5.974cm" svg:y2="12.431cm" draw:start-shape="id30" draw:start-glue-point="3" draw:end-shape="id34" draw:end-glue-point="3" svg:d="m5974 6029h-682v6402h682" svg:viewBox="0 0 683 6403">
          <text:p/>
        </draw:connector>
        <draw:connector draw:style-name="gr27" draw:text-style-name="P1" draw:layer="layout" draw:line-skew="-0.18cm" svg:x1="5.974cm" svg:y1="10.83cm" svg:x2="5.974cm" svg:y2="6.029cm" draw:start-shape="id13" draw:start-glue-point="3" draw:end-shape="id30" draw:end-glue-point="3" svg:d="m5974 10830h-682v-4801h682" svg:viewBox="0 0 683 4802">
          <text:p/>
        </draw:connector>
        <draw:connector draw:style-name="gr27" draw:text-style-name="P1" draw:layer="layout" draw:line-skew="-0.18cm" svg:x1="5.974cm" svg:y1="9.232cm" svg:x2="5.974cm" svg:y2="6.029cm" draw:start-shape="id9" draw:start-glue-point="3" draw:end-shape="id30" draw:end-glue-point="3" svg:d="m5974 9232h-682v-3203h682" svg:viewBox="0 0 683 3204">
          <text:p/>
        </draw:connector>
        <draw:connector draw:style-name="gr27" draw:text-style-name="P1" draw:layer="layout" draw:line-skew="-0.18cm" svg:x1="5.974cm" svg:y1="7.63cm" svg:x2="5.974cm" svg:y2="6.029cm" draw:start-shape="id7" draw:start-glue-point="3" draw:end-shape="id30" draw:end-glue-point="3" svg:d="m5974 7630h-682v-1601h682" svg:viewBox="0 0 683 1602">
          <text:p/>
        </draw:connector>
        <draw:connector draw:style-name="gr29" draw:text-style-name="P1" draw:layer="layout" draw:type="lines" svg:x1="4.075cm" svg:y1="5.626cm" svg:x2="4.075cm" svg:y2="4.808cm" draw:start-shape="id63" draw:start-glue-point="0" draw:end-shape="id64" draw:end-glue-point="8" svg:d="m4075 5626v-502 185-501" svg:viewBox="0 0 1 819">
          <text:p/>
        </draw:connector>
        <draw:connector draw:style-name="gr29" draw:text-style-name="P1" draw:layer="layout" draw:type="lines" svg:x1="1.302cm" svg:y1="9.568cm" svg:x2="2.36cm" svg:y2="9.568cm" svg:d="m1302 9568v0h1058v0" svg:viewBox="0 0 1059 1">
          <text:p/>
        </draw:connector>
        <draw:connector draw:style-name="gr30" draw:text-style-name="P1" draw:layer="layout" draw:type="lines" svg:x1="1.302cm" svg:y1="10.268cm" svg:x2="2.36cm" svg:y2="10.268cm" svg:d="m1302 10268v0h1058v0" svg:viewBox="0 0 1059 1">
          <text:p/>
        </draw:connector>
        <draw:frame draw:style-name="gr28" draw:text-style-name="P10" draw:layer="layout" svg:width="1.543cm" svg:height="0.69cm" svg:x="2.231cm" svg:y="9.199cm">
          <draw:text-box>
            <text:p text:style-name="P8"><text:span text:style-name="T2">Power</text:span></text:p>
          </draw:text-box>
        </draw:frame>
        <draw:frame draw:style-name="gr28" draw:text-style-name="P10" draw:layer="layout" svg:width="2.474cm" svg:height="0.69cm" svg:x="2.232cm" svg:y="9.899cm">
          <draw:text-box>
            <text:p text:style-name="P8"><text:span text:style-name="T2">Servo/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8T09:04:40.892000000</meta:creation-date>
    <dc:date>2014-10-24T10:33:11.161000000</dc:date>
    <meta:editing-duration>P1DT2H57M41S</meta:editing-duration>
    <meta:editing-cycles>109</meta:editing-cycles>
    <meta:generator>LibreOffice/4.1.6.2$Windows_x86 LibreOffice_project/40ff705089295be5be0aae9b15123f687c05b0a</meta:generator>
    <meta:document-statistic meta:object-count="210"/>
  </office:meta>
</office:document-meta>
</file>